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1" svg:font-family="'Noto Sans'" style:font-family-generic="system" style:font-pitch="variable"/>
    <style:font-face style:name="Urbit Sans Mono TT SemiBold" svg:font-family="'Urbit Sans Mono TT SemiBold'" style:font-adornments="SemiBold" style:font-family-generic="swiss" style:font-pitch="variable"/>
    <style:font-face style:name="Urbit Sans Mono TT SemiBold1" svg:font-family="'Urbit Sans Mono TT SemiBold'" style:font-family-generic="swiss" style:font-pitch="variable"/>
    <style:font-face style:name="Urbit Sans TT Light" svg:font-family="'Urbit Sans TT Light'" style:font-family-generic="swiss" style:font-pitch="variable"/>
    <style:font-face style:name="Urbit Sans TT Light1" svg:font-family="'Urbit Sans TT Light'" style:font-family-generic="swiss"/>
    <style:font-face style:name="Urbit Sans TT SemiBold" svg:font-family="'Urbit Sans TT SemiBold'" style:font-family-generic="swiss" style:font-pitch="variable"/>
    <style:font-face style:name="Urbit Sans TT SemiBold1" svg:font-family="'Urbit Sans TT SemiBold'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5b8967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06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097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ffffff" loext:opacity="100%" style:font-name="Urbit Sans TT SemiBold" fo:font-size="48pt" fo:font-weight="normal" style:font-size-asian="48pt" style:font-weight-asian="normal" style:font-size-complex="48pt" style:font-weight-complex="normal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style:font-name="Urbit Sans TT Light" fo:font-size="144pt" fo:background-color="#ffffff" style:font-size-asian="144pt" style:font-size-complex="144pt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color="#ffffff" loext:opacity="100%" style:font-name="Urbit Sans TT SemiBold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color="#ffffff" loext:opacity="100%" style:font-name="Urbit Sans Mono TT SemiBold" fo:font-size="48pt" fo:font-weight="normal" style:font-size-asian="48pt" style:font-weight-asian="normal" style:font-size-complex="48pt" style:font-weight-complex="normal"/>
    </style:style>
    <style:style style:name="T3" style:family="text">
      <style:text-properties fo:color="#ffffff" loext:opacity="100%" style:font-name="Urbit Sans TT SemiBold1" fo:font-size="48pt" fo:font-weight="normal" style:font-name-asian="Urbit Sans TT SemiBold1" style:font-size-asian="48pt" style:font-weight-asian="normal" style:font-name-complex="Urbit Sans TT SemiBold1" style:font-size-complex="48pt" style:font-weight-complex="normal"/>
    </style:style>
    <style:style style:name="T4" style:family="text">
      <style:text-properties fo:color="#ffffff" loext:opacity="100%" style:font-name="Urbit Sans TT Light1" fo:font-size="144pt" style:font-name-asian="Urbit Sans TT Light1" style:font-size-asian="144pt" style:font-name-complex="Urbit Sans TT Light1" style:font-size-complex="1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4.13cm" svg:height="4.315cm" svg:x="1.905cm" svg:y="11.8cm">
          <draw:text-box>
            <text:p><text:span text:style-name="T1">Hoon School</text:span></text:p>
            <text:p><text:span text:style-name="T2">hsl2</text:span><text:span text:style-name="T1"> <text:s/></text:span><text:span text:style-name="T3"></text:span><text:span text:style-name="T1"> <text:s/>Repetition &amp; Addressing</text:span></text:p>
          </draw:text-box>
        </draw:frame>
        <draw:frame draw:style-name="gr2" draw:text-style-name="P3" draw:layer="layout" svg:width="10.16cm" svg:height="6.347cm" svg:x="8.255cm" svg:y="4.445cm">
          <draw:text-box>
            <text:p text:style-name="P2"><text:span text:style-name="T4">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1" svg:font-family="'Noto Sans'" style:font-family-generic="system" style:font-pitch="variable"/>
    <style:font-face style:name="Urbit Sans Mono TT SemiBold" svg:font-family="'Urbit Sans Mono TT SemiBold'" style:font-adornments="SemiBold" style:font-family-generic="swiss" style:font-pitch="variable"/>
    <style:font-face style:name="Urbit Sans Mono TT SemiBold1" svg:font-family="'Urbit Sans Mono TT SemiBold'" style:font-family-generic="swiss" style:font-pitch="variable"/>
    <style:font-face style:name="Urbit Sans TT Light" svg:font-family="'Urbit Sans TT Light'" style:font-family-generic="swiss" style:font-pitch="variable"/>
    <style:font-face style:name="Urbit Sans TT Light1" svg:font-family="'Urbit Sans TT Light'" style:font-family-generic="swiss"/>
    <style:font-face style:name="Urbit Sans TT SemiBold" svg:font-family="'Urbit Sans TT SemiBold'" style:font-family-generic="swiss" style:font-pitch="variable"/>
    <style:font-face style:name="Urbit Sans TT SemiBold1" svg:font-family="'Urbit Sans TT SemiBold'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5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44cm" fo:margin-bottom="0cm" fo:text-indent="0cm"/>
      <style:text-properties fo:font-size="31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33cm" fo:margin-bottom="0cm" fo:text-indent="0cm"/>
      <style:text-properties fo:font-size="26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22cm" fo:margin-bottom="0cm" fo:text-indent="0cm"/>
      <style:text-properties fo:font-size="2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8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7.5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6cm" svg:x="1cm" svg:y="3.459cm"/>
      <draw:page-thumbnail draw:layer="backgroundobjects" svg:width="8.999cm" svg:height="5.626cm" svg:x="1cm" svg:y="12.035cm"/>
      <draw:page-thumbnail draw:layer="backgroundobjects" svg:width="8.999cm" svg:height="5.626cm" svg:x="1cm" svg:y="20.611cm"/>
      <draw:page-thumbnail draw:layer="backgroundobjects" svg:width="8.999cm" svg:height="5.626cm" svg:x="11cm" svg:y="3.459cm"/>
      <draw:page-thumbnail draw:layer="backgroundobjects" svg:width="8.999cm" svg:height="5.626cm" svg:x="11cm" svg:y="12.035cm"/>
      <draw:page-thumbnail draw:layer="backgroundobjects" svg:width="8.999cm" svg:height="5.626cm" svg:x="11cm" svg:y="20.611cm"/>
    </style:handout-master>
    <style:master-page style:name="Default" style:page-layout-name="PM1" draw:style-name="Mdp1">
      <draw:frame presentation:style-name="Default-title" draw:layer="backgroundobjects" svg:width="25.191cm" svg:height="2.921cm" svg:x="1.399cm" svg:y="0.697cm" presentation:class="title" presentation:placeholder="true">
        <draw:text-box/>
      </draw:frame>
      <draw:frame presentation:style-name="Default-outline1" draw:layer="backgroundobjects" svg:width="25.191cm" svg:height="10.15cm" svg:x="1.399cm" svg:y="4.094cm" presentation:class="outline" presentation:placeholder="true">
        <draw:text-box/>
      </draw:frame>
      <draw:frame presentation:style-name="Mpr1" draw:text-style-name="MP2" draw:layer="backgroundobjects" svg:width="6.521cm" svg:height="1.206cm" svg:x="1.399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206cm" svg:x="9.572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206cm" svg:x="20.069cm" svg:y="15.9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10T11:31:57.942258891</meta:creation-date>
    <dc:date>2023-03-29T12:19:51.149377620</dc:date>
    <meta:editing-duration>PT7H49M11S</meta:editing-duration>
    <meta:editing-cycles>222</meta:editing-cycles>
    <meta:generator>LibreOffice/7.3.7.2$Linux_X86_64 LibreOffice_project/30$Build-2</meta:generator>
    <meta:document-statistic meta:object-count="25"/>
  </office:meta>
</office:document-meta>
</file>